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5c5c" officeooo:paragraph-rsid="00105c5c"/>
    </style:style>
    <style:style style:name="P2" style:family="paragraph" style:parent-style-name="Standard" style:list-style-name="L1">
      <style:text-properties officeooo:rsid="00105c5c" officeooo:paragraph-rsid="00105c5c"/>
    </style:style>
    <style:style style:name="P3" style:family="paragraph" style:parent-style-name="Standard" style:list-style-name="L2">
      <style:text-properties officeooo:rsid="00105c5c" officeooo:paragraph-rsid="00105c5c"/>
    </style:style>
    <style:style style:name="P4" style:family="paragraph" style:parent-style-name="Standard" style:list-style-name="L2">
      <style:text-properties officeooo:rsid="00133dff" officeooo:paragraph-rsid="00133dff"/>
    </style:style>
    <style:style style:name="P5" style:family="paragraph" style:parent-style-name="Standard">
      <style:text-properties officeooo:rsid="00133dff" officeooo:paragraph-rsid="00133d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urse : Front-End Web UI Frameworks and Tools: Bootstrap 4 </text:p>
      <text:p text:style-name="P1">Note : Front-end Web UI Frameworks</text:p>
      <text:list xml:id="list1339965067" text:style-name="L1">
        <text:list-item>
          <text:p text:style-name="P2">Overview</text:p>
          <text:list>
            <text:list-item>
              <text:p text:style-name="P2">What are they? </text:p>
              <text:list>
                <text:list-item>
                  <text:p text:style-name="P2">They are collection of ready-to-use HTML, CSS and JS for UI components </text:p>
                </text:list-item>
                <text:list-item>
                  <text:p text:style-name="P2">They are pre-made components that would contain everything to start off your environment.</text:p>
                </text:list-item>
              </text:list>
            </text:list-item>
            <text:list-item>
              <text:p text:style-name="P2">Why use it? </text:p>
              <text:list>
                <text:list-item>
                  <text:p text:style-name="P2">They are responsive to adapt to the size constraint of each different device and it deals with cross platform. </text:p>
                </text:list-item>
                <text:list-item>
                  <text:p text:style-name="P2">It fairly easy to get started and there are a ton of resources from the community.</text:p>
                </text:list-item>
              </text:list>
            </text:list-item>
          </text:list>
        </text:list-item>
      </text:list>
      <text:p text:style-name="P1">Note : Bootstrap</text:p>
      <text:list xml:id="list1149436994" text:style-name="L2">
        <text:list-item>
          <text:p text:style-name="P3">It is the most popular frameworks and supports a number of basic web app to design various web components very effectively.</text:p>
        </text:list-item>
        <text:list-item>
          <text:p text:style-name="P4">The exercise assignment is BootstrapIntro in Full-Stack-Dev folder from OnlineEducation.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6T13:05:42.023279145</meta:creation-date>
    <dc:date>2018-12-26T13:21:18.422850616</dc:date>
    <meta:editing-duration>PT5M25S</meta:editing-duration>
    <meta:editing-cycles>2</meta:editing-cycles>
    <meta:generator>LibreOffice/6.1.2.1$Linux_X86_64 LibreOffice_project/10$Build-1</meta:generator>
    <meta:document-statistic meta:table-count="0" meta:image-count="0" meta:object-count="0" meta:page-count="1" meta:paragraph-count="12" meta:word-count="126" meta:character-count="718" meta:non-whitespace-character-count="608"/>
  </office:meta>
</office:document-meta>
</file>